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54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7.236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5.5319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2.498in"/>
    </style:style>
    <style:style style:name="co11" style:family="table-column">
      <style:table-column-properties fo:break-before="auto" style:column-width="9.6709in"/>
    </style:style>
    <style:style style:name="co12" style:family="table-column">
      <style:table-column-properties fo:break-before="auto" style:column-width="3.3126in"/>
    </style:style>
    <style:style style:name="co13" style:family="table-column">
      <style:table-column-properties fo:break-before="auto" style:column-width="2.21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enuiseri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>
            <text:p>Console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/ commande (mm)</text:p>
          </table:table-cell>
          <table:table-cell office:value-type="string" calcext:value-type="string">
            <text:p>Hauteur/Epaisseur (mm)</text:p>
          </table:table-cell>
          <table:table-cell office:value-type="string" calcext:value-type="string">
            <text:p><text:a xlink:href="https://dejeuneraujardin.com/Panneau-chene-massif--29-vente/Panneau-chene-massif-qualite-rustique--57.html" xlink:type="simple">https://dejeuneraujardin.com/Panneau-chene-massif--29-vente/Panneau-chene-massif-qualite-rustique--57.html</text:a></text:p>
          </table:table-cell>
        </table:table-row>
        <table:table-row table:style-name="ro2">
          <table:table-cell office:value-type="string" calcext:value-type="string">
            <text:p>Panneau dessus</text:p>
          </table:table-cell>
          <table:table-cell office:value-type="float" office:value="1" calcext:value-type="float">
            <text:p>1</text:p>
          </table:table-cell>
          <table:table-cell office:value-type="float" office:value="1120" calcext:value-type="float">
            <text:p>112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9/20</text:p>
          </table:table-cell>
          <table:table-cell/>
        </table:table-row>
        <table:table-row table:style-name="ro2">
          <table:table-cell office:value-type="string" calcext:value-type="string">
            <text:p>Porte partition</text:p>
          </table:table-cell>
          <table:table-cell office:value-type="float" office:value="1" calcext:value-type="float">
            <text:p>1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61 / 100</text:p>
          </table:table-cell>
          <table:table-cell office:value-type="string" calcext:value-type="string">
            <text:p>19/20</text:p>
          </table:table-cell>
          <table:table-cell/>
        </table:table-row>
        <table:table-row table:style-name="ro2" table:number-rows-repeated="12">
          <table:table-cell table:number-columns-repeated="6"/>
        </table:table-row>
        <table:table-row table:style-name="ro1">
          <table:table-cell table:style-name="ce1" office:value-type="string" calcext:value-type="string">
            <text:p>St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pport pédale expression</text:p>
          </table:table-cell>
          <table:table-cell office:value-type="float" office:value="1" calcext:value-type="float">
            <text:p>1</text:p>
          </table:table-cell>
          <table:table-cell office:value-type="float" office:value="1120" calcext:value-type="float">
            <text:p>1120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Appui pédalier</text:p>
          </table:table-cell>
          <table:table-cell office:value-type="float" office:value="1" calcext:value-type="float">
            <text:p>1</text:p>
          </table:table-cell>
          <table:table-cell office:value-type="float" office:value="1120" calcext:value-type="float">
            <text:p>1120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 table:number-rows-repeated="10">
          <table:table-cell table:number-columns-repeated="6"/>
        </table:table-row>
        <table:table-row table:style-name="ro1">
          <table:table-cell table:style-name="ce1" office:value-type="string" calcext:value-type="string">
            <text:p>Ban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ssise</text:p>
          </table:table-cell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385" calcext:value-type="float">
            <text:p>38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Jambe</text:p>
          </table:table-cell>
          <table:table-cell office:value-type="float" office:value="2" calcext:value-type="float">
            <text:p>2</text:p>
          </table:table-cell>
          <table:table-cell office:value-type="float" office:value="623" calcext:value-type="float">
            <text:p>623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Raidisseur</text:p>
          </table:table-cell>
          <table:table-cell office:value-type="float" office:value="3" calcext:value-type="float">
            <text:p>3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80/10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 table:number-rows-repeated="6">
          <table:table-cell table:number-columns-repeated="6"/>
        </table:table-row>
        <table:table-row table:style-name="ro1">
          <table:table-cell table:style-name="ce1" office:value-type="string" calcext:value-type="string">
            <text:p>Petit coffre pédali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nd panneau vertical arriere</text:p>
          </table:table-cell>
          <table:table-cell office:value-type="float" office:value="1" calcext:value-type="float">
            <text:p>1</text:p>
          </table:table-cell>
          <table:table-cell office:value-type="float" office:value="817" calcext:value-type="float">
            <text:p>817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Joue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anneau dessus</text:p>
          </table:table-cell>
          <table:table-cell office:value-type="float" office:value="1" calcext:value-type="float">
            <text:p>1</text:p>
          </table:table-cell>
          <table:table-cell office:value-type="float" office:value="833" calcext:value-type="float">
            <text:p>833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Support repose pied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5/10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Repose pied</text:p>
          </table:table-cell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54/10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 table:number-rows-repeated="104853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Visserie" table:style-name="ta1"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row table:style-name="ro3">
          <table:table-cell table:style-name="ce1" office:value-type="string" calcext:value-type="string">
            <text:p>Vis sur panneau commande support tirettes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Diametre percage dans l’acier (mm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4">
          <table:table-cell table:style-name="ce2" office:value-type="string" calcext:value-type="string">
            <text:p>Fixation PCB Vibrato Chorus + PCB Percussions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Vis à tête fraisée Phillips - DIN 965 - M 3 x 16 - Inox A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arleva.net/visserie-boulonnerie/din-965-vis-a-tete-fraisee-phillips-inox-a2/vis-a-tete-fraisee-phillips-din-965-m-3-x-16-inox-a2.html" xlink:type="simple">https://www.marleva.net/visserie-boulonnerie/din-965-vis-a-tete-fraisee-phillips-inox-a2/vis-a-tete-fraisee-phillips-din-965-m-3-x-16-inox-a2.html</text:a></text:p>
          </table:table-cell>
        </table:table-row>
        <table:table-row table:style-name="ro2">
          <table:table-cell table:style-name="ce7" office:value-type="string" calcext:value-type="string">
            <text:p>Rondelle grower - M 3 - Inox A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a xlink:href="https://www.marleva.net/visserie-boulonnerie/rondelles-grower-din-127/rondelle-grower-m-3-inox-a2.html" xlink:type="simple">https://www.marleva.net/visserie-boulonnerie/rondelles-grower-din-127/rondelle-grower-m-3-inox-a2.html</text:a></text:p>
          </table:table-cell>
        </table:table-row>
        <table:table-row table:style-name="ro2">
          <table:table-cell table:style-name="ce7" office:value-type="string" calcext:value-type="string">
            <text:p>Ecrou hexagonal - M 3 - Inox A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a xlink:href="https://www.marleva.net/visserie-boulonnerie/ecrous-hexagonaux-din-934/ecrou-hexagonal-m-3-inox-a2.html" xlink:type="simple">https://www.marleva.net/visserie-boulonnerie/ecrous-hexagonaux-din-934/ecrou-hexagonal-m-3-inox-a2.html</text:a></text:p>
          </table:table-cell>
        </table:table-row>
        <table:table-row table:style-name="ro2">
          <table:table-cell table:number-columns-repeated="4"/>
        </table:table-row>
        <table:table-row table:style-name="ro4">
          <table:table-cell table:style-name="ce2" office:value-type="string" calcext:value-type="string">
            <text:p>Fixation Enjoliveurs Vibrato Chorus + PCB Percussions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Vis tête cylindrique fendue - DIN 84 - M 3 x 8 - Classe 4.6 zingué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a xlink:href="https://www.marleva.net/visserie-boulonnerie/vis-a-metaux-tete-cylindrique-fendue/vis-a-metaux---tete-cylindrique-fendue------m--3--x---8---acier-zingue.html" xlink:type="simple">https://www.marleva.net/visserie-boulonnerie/vis-a-metaux-tete-cylindrique-fendue/vis-a-metaux---tete-cylindrique-fendue------m--3--x---8---acier-zingue.html</text:a></text:p>
          </table:table-cell>
        </table:table-row>
        <table:table-row table:style-name="ro2">
          <table:table-cell table:style-name="ce7" office:value-type="string" calcext:value-type="string">
            <text:p>Ecrou hexagonal - M 3 - Classe 8 Zingué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leva.net/visserie-boulonnerie/ecrous-hexagonaux-din-934/ecrou-hexagonal-m-3-classe-8-zingue-1.html" xlink:type="simple">https://www.marleva.net/visserie-boulonnerie/ecrous-hexagonaux-din-934/ecrou-hexagonal-m-3-classe-8-zingue-1.html</text:a></text:p>
          </table:table-cell>
        </table:table-row>
        <table:table-row table:style-name="ro2">
          <table:table-cell table:number-columns-repeated="4"/>
        </table:table-row>
        <table:table-row table:style-name="ro4">
          <table:table-cell table:style-name="ce2" office:value-type="string" calcext:value-type="string">
            <text:p>Fixation panneau de commande acier sur supports bois</text:p>
          </table:table-cell>
          <table:table-cell table:number-columns-repeated="3"/>
        </table:table-row>
        <table:table-row table:style-name="ro5">
          <table:table-cell table:style-name="ce7" office:value-type="string" calcext:value-type="string">
            <text:p>Vis à bois - Tête cylindrique large pour pentures - empreinte 6 lobes - M 6 x 20 - Inox A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arleva.net/visserie-boulonnerie/vis-a-bois-tete-cylindrique-large-pour-pentures-empreinte-6-lobes-tous-les-produits/vis-a-bois-tete-cylindrique-large-pour-pentures-empreinte-6-lobes-m-6-x-20-inox-a2.html" xlink:type="simple">https://www.marleva.net/visserie-boulonnerie/vis-a-bois-tete-cylindrique-large-pour-pentures-empreinte-6-lobes-tous-les-produits/vis-a-bois-tete-cylindrique-large-pour-pentures-empreinte-6-lobes-m-6-x-20-inox-a2.html</text:a></text:p>
          </table:table-cell>
        </table:table-row>
        <table:table-row table:style-name="ro2">
          <table:table-cell table:style-name="ce7" office:value-type="string" calcext:value-type="string">
            <text:p>Rondelle plate moyenne type M - NFE 25513 - M 6 ( 6 x 14 x 1.2 ) - Inox A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leva.net/visserie-boulonnerie/rondelles-plates-serie-moyenne-type-m/rondelle-plate-moyenne-type-m-m-6-6-x-14-x-1-2-inox-a4.html" xlink:type="simple">https://www.marleva.net/visserie-boulonnerie/rondelles-plates-serie-moyenne-type-m/rondelle-plate-moyenne-type-m-m-6-6-x-14-x-1-2-inox-a4.html</text:a></text:p>
          </table:table-cell>
        </table:table-row>
        <table:table-row table:style-name="ro2">
          <table:table-cell table:style-name="ce7" office:value-type="string" calcext:value-type="string">
            <text:p>Vis pour aggloméré - Tête fraisée empreinte Pozidrive - M 4 x 16 - Inox 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marleva.net/visserie-boulonnerie/vis-pour-agglomere-tete-fraisee-empreinte-pozidrive-tous-les-produits/vis-pour-agglomere-tete-fraisee-empreinte-pozidrive-m-4-x-16-inox-a2.html" xlink:type="simple">https://www.marleva.net/visserie-boulonnerie/vis-pour-agglomere-tete-fraisee-empreinte-pozidrive-tous-les-produits/vis-pour-agglomere-tete-fraisee-empreinte-pozidrive-m-4-x-16-inox-a2.html</text:a></text:p>
          </table:table-cell>
        </table:table-row>
        <table:table-row table:style-name="ro2">
          <table:table-cell table:number-columns-repeated="4"/>
        </table:table-row>
        <table:table-row table:style-name="ro4">
          <table:table-cell table:style-name="ce2" office:value-type="string" calcext:value-type="string">
            <text:p>Fixation enjoliveurs bois sur panneau acier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Vis auto-taraudeuses - tête cylindrique Pozidrive - DIN 7500 CZ - M 4 x 30 - Inox A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arleva.net/visserie-boulonnerie/vis-auto-taraudeuse-tete-cylindrique-pozidrive-inox-a2/vis-auto-taraudeuses-tete-cylindrique-pozidrive-din-7500-cz-m-4-x-30-inox-a2.html" xlink:type="simple">https://www.marleva.net/visserie-boulonnerie/vis-auto-taraudeuse-tete-cylindrique-pozidrive-inox-a2/vis-auto-taraudeuses-tete-cylindrique-pozidrive-din-7500-cz-m-4-x-30-inox-a2.html</text:a></text:p>
          </table:table-cell>
        </table:table-row>
        <table:table-row table:style-name="ro2">
          <table:table-cell table:style-name="ce7" office:value-type="string" calcext:value-type="string">
            <text:p>Rondelle plate étroite - Type Z - M 4 - Inox A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marleva.net/visserie-boulonnerie/rondelles-plates-serie-etroite-type-z/rondelle-plate-serie-etroite-type-z-nfe-25513-m-4-inox-a4.html" xlink:type="simple">https://www.marleva.net/visserie-boulonnerie/rondelles-plates-serie-etroite-type-z/rondelle-plate-serie-etroite-type-z-nfe-25513-m-4-inox-a4.html</text:a></text:p>
          </table:table-cell>
        </table:table-row>
        <table:table-row table:style-name="ro2">
          <table:table-cell table:number-columns-repeated="4"/>
        </table:table-row>
        <table:table-row table:style-name="ro4">
          <table:table-cell table:style-name="ce2" office:value-type="string" calcext:value-type="string">
            <text:p>Fixation cartes tirettes sur panneau acier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Vis auto-perceuses - Tête cylindrique Philips M 3.5 X 25 ZN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arleva.net/visserie-boulonnerie/vis-auto-perceuses-tete-cylindrique-zinguee---din-7504-m/vis-auto-perceuses-tete-cylindrique-philips-m-3-5-x-25-zn.html" xlink:type="simple">https://www.marleva.net/visserie-boulonnerie/vis-auto-perceuses-tete-cylindrique-zinguee---din-7504-m/vis-auto-perceuses-tete-cylindrique-philips-m-3-5-x-25-zn.html</text:a></text:p>
          </table:table-cell>
        </table:table-row>
        <table:table-row table:style-name="ro2">
          <table:table-cell table:number-columns-repeated="4"/>
        </table:table-row>
        <table:table-row table:style-name="ro4">
          <table:table-cell table:style-name="ce2" office:value-type="string" calcext:value-type="string">
            <text:p>Fixation bandeau bois cache tirettes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Vis pour aggloméré - Tête cylindrique empreinte Pozidrive - M 4 x 20 - Inox A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arleva.net/visserie-boulonnerie/vis-pour-agglomere-tete-cylindrique-empreinte-pozidrive-tous-les-produits/vis-pour-agglomere-tete-cylindrique-empreinte-pozidrive-m-4-x-20-inox-a2.html" xlink:type="simple">https://www.marleva.net/visserie-boulonnerie/vis-pour-agglomere-tete-cylindrique-empreinte-pozidrive-tous-les-produits/vis-pour-agglomere-tete-cylindrique-empreinte-pozidrive-m-4-x-20-inox-a2.html</text:a></text:p>
          </table:table-cell>
        </table:table-row>
        <table:table-row table:style-name="ro2" table:number-rows-repeated="10">
          <table:table-cell table:number-columns-repeated="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 table:number-rows-repeated="104853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Electronique" table:style-name="ta1">
        <table:table-column table:style-name="co12" table:default-cell-style-name="Default"/>
        <table:table-row table:style-name="ro2">
          <table:table-cell table:style-name="ce9" office:value-type="string" calcext:value-type="string">
            <text:p>Raspberry PI 4</text:p>
          </table:table-cell>
        </table:table-row>
        <table:table-row table:style-name="ro2">
          <table:table-cell table:style-name="ce10" office:value-type="string" calcext:value-type="string">
            <text:p>Ecran 7”</text:p>
          </table:table-cell>
        </table:table-row>
        <table:table-row table:style-name="ro2">
          <table:table-cell office:value-type="string" calcext:value-type="string">
            <text:p>HUB USB avec alimentation</text:p>
          </table:table-cell>
        </table:table-row>
        <table:table-row table:style-name="ro2">
          <table:table-cell/>
        </table:table-row>
        <table:table-row table:style-name="ro2">
          <table:table-cell table:style-name="ce9" office:value-type="string" calcext:value-type="string">
            <text:p>Carte contrôle claviers</text:p>
          </table:table-cell>
        </table:table-row>
        <table:table-row table:style-name="ro2">
          <table:table-cell office:value-type="string" calcext:value-type="string">
            <text:p>PCB</text:p>
          </table:table-cell>
        </table:table-row>
        <table:table-row table:style-name="ro2">
          <table:table-cell office:value-type="string" calcext:value-type="string">
            <text:p>Arduino Nano Every</text:p>
          </table:table-cell>
        </table:table-row>
        <table:table-row table:style-name="ro2">
          <table:table-cell office:value-type="string" calcext:value-type="string">
            <text:p>Câble USB</text:p>
          </table:table-cell>
        </table:table-row>
        <table:table-row table:style-name="ro2">
          <table:table-cell/>
        </table:table-row>
        <table:table-row table:style-name="ro2">
          <table:table-cell table:style-name="ce9" office:value-type="string" calcext:value-type="string">
            <text:p>Cartes contrôle tirettes</text:p>
          </table:table-cell>
        </table:table-row>
        <table:table-row table:style-name="ro2">
          <table:table-cell office:value-type="string" calcext:value-type="string">
            <text:p>PCB</text:p>
          </table:table-cell>
        </table:table-row>
        <table:table-row table:style-name="ro2">
          <table:table-cell office:value-type="string" calcext:value-type="string">
            <text:p>Arduino Nano Every</text:p>
          </table:table-cell>
        </table:table-row>
        <table:table-row table:style-name="ro2">
          <table:table-cell office:value-type="string" calcext:value-type="string">
            <text:p>Tirettes harmoniques</text:p>
          </table:table-cell>
        </table:table-row>
        <table:table-row table:style-name="ro2">
          <table:table-cell office:value-type="string" calcext:value-type="string">
            <text:p>Câble USB</text:p>
          </table:table-cell>
        </table:table-row>
        <table:table-row table:style-name="ro2">
          <table:table-cell/>
        </table:table-row>
        <table:table-row table:style-name="ro2">
          <table:table-cell table:style-name="ce9" office:value-type="string" calcext:value-type="string">
            <text:p>Carte contrôle percussions</text:p>
          </table:table-cell>
        </table:table-row>
        <table:table-row table:style-name="ro2">
          <table:table-cell office:value-type="string" calcext:value-type="string">
            <text:p>PCB</text:p>
          </table:table-cell>
        </table:table-row>
        <table:table-row table:style-name="ro2">
          <table:table-cell/>
        </table:table-row>
        <table:table-row table:style-name="ro2">
          <table:table-cell table:style-name="ce9" office:value-type="string" calcext:value-type="string">
            <text:p>Carte contrôle vibrato/chorus</text:p>
          </table:table-cell>
        </table:table-row>
        <table:table-row table:style-name="ro2">
          <table:table-cell office:value-type="string" calcext:value-type="string">
            <text:p>PCB</text:p>
          </table:table-cell>
        </table:table-row>
        <table:table-row table:style-name="ro2">
          <table:table-cell office:value-type="string" calcext:value-type="string">
            <text:p>Arduino Nano Every</text:p>
          </table:table-cell>
        </table:table-row>
        <table:table-row table:style-name="ro2">
          <table:table-cell office:value-type="string" calcext:value-type="string">
            <text:p>Câble USB</text:p>
          </table:table-cell>
        </table:table-row>
      </table:table>
      <table:table table:name="Accessoires" table:style-name="ta1">
        <table:table-column table:style-name="co13" table:default-cell-style-name="Default"/>
        <table:table-row table:style-name="ro2">
          <table:table-cell office:value-type="string" calcext:value-type="string">
            <text:p>Pédalier PedaMidiK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édale d’expression Hammond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ommande Leslie Hammo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09:43:42.823367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0T18:12:19.959920595</meta:creation-date>
    <meta:generator>LibreOffice/6.4.7.2$Linux_X86_64 LibreOffice_project/40$Build-2</meta:generator>
    <dc:date>2024-04-15T10:10:42.110329955</dc:date>
    <meta:editing-duration>P1DT12H56M2S</meta:editing-duration>
    <meta:editing-cycles>48</meta:editing-cycles>
    <meta:document-statistic meta:table-count="4" meta:cell-count="143" meta:object-count="0"/>
  </office:meta>
</office:document-meta>
</file>